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grandi linee, l'architettura di un programma replica l'architettura di un sistema di elaborazione, ma questo solo perché entrambi sono concettualmente la stessa cosa, solo che uno funziona nell'ambiente software, l'altro nell'ambiente hardware. Esistono diverse architetture di programmazione che possono essere applicate ai programmi, che siano applicativi software o macchine hardware. Queste architetture sono, ad esempio, la macchina a stati finiti, la macchina di Turing, la macchina di Von Neumann, ed altre. L'architettura più diffusa attualmente per la progettazione di programmi e sistemi hardware è l'architettura di Von Neumann, la quale prevede che un sistema di elaborazione debba essere caratterizzato da una unità di elaborazione centrale, da una unità di memoria centrale, e da una unità di input/output, che siano in grado di comunicare tra loro.<text:line-break/><text:line-break/>L'unità di elaborazione centrale ha lo scopo di svolgere le operazioni principali della macchina. L'unità di memoria centrale ha lo scopo di memorizzare le informazioni concettualmente fondamentali per il funzionamento della macchina. L'unità di input/output ha lo scopo di far comunicare la macchina con l'esterno, consentendo operazioni di input e output con l'esterno.<text:line-break/><text:line-break/>Sia dal punto di vista software, sia dal punto di vista hardware, ciascuna delle tre unità della macchina di Von Neumann devono essere caratterizzate da dati e funzioni, vale a dire, devono poter svolgere delle attività e memorizzare delle informazioni.<text:line-break/><text:line-break/>Anche se lo scopo principale dell'unità di elaborazione è svolgere attività, ciò non significa che essa non abbia bisogno di memorizzare informazioni al suo interno. Come un processore ha bisogno di registri e cache di primo livello per memorizzare dati temporanei, così l'unità di elaborazione di un software non ha bisogno di contenere solo funzioni, ma anche dati utili allo svolgimento di quelle funzioni.<text:line-break/><text:line-break/>Allo stesso modo, si può istituire un paragone tra la RAM di un calcolatore, ed il modulo dati di un programma. Quest'ultimo ha lo scopo principale di memorizzare i dati fondamentali per l'utilizzo del programma, ma ciò non vuol dire che non abbia definite al suo interno delle funzioni. Esso ha, infatti, la necessità di mettere a disposizione di ciò che sta al suo esterno delle funzioni per la manipolazione dei suoi dati, ad esempio per aggiungere nuovi dati, leggere o eliminare dati esistenti, eccetera.<text:line-break/><text:line-break/>Infine, l'unità di interfaccia utente di un applicativo software è analoga ai moduli di input/output di un elaboratore: deve mettere a disposizione dell'esterno (l'utente) le informazioni ad esso utili, nella forma ad esso più congeniale. Come le periferiche di un calcolatore hanno anche dei buffer per memorizzare dati temporanei, così il modulo di interfaccia di un programma deve avere le sue strutture dati interne, oltre alle funzioni che gli consentono di comunicare con l'esterno.<text:line-break/><text:line-break/><text:line-break/>Uno dei principi fondamentali dell'informatica è l'interscambiabilità delle parti. Io devo poter sostituire il monitor del mio computer con uno diverso (diversa marca, diverse dimensioni, diverse risoluzioni, diversa tecnologia) senza che mi sia impedito lo svolgimento delle medesime operazioni che svolgevo con il monitor vecchio. Allo stesso modo, mi aspetto di poter continuare ad eseguire i miei programmi dopo aver sostituito la scheda madre, il processore, la RAM, eccetera. Naturalmente, sappiamo che questo è vero solo fino ad un certo punto, perché certi programmi hanno bisogno di una certa quantità di RAM per funzionare, o di una certa potenza di elaborazione, o di certe caratteristiche della scheda madre. Inoltre, sappiamo anche che certi hardware non sono compatibili tra di loro, un processore ha bisogno di una scheda madre dotata del socket giusto per poter essere installato.<text:line-break/><text:line-break/>L'interscambiabilità è, dunque, parziale, sia nell'hardware, sia nel software. E comunque, se si resta <text:soft-page-break/>all'interno di un certo dominio, ad esempio se si sta attenti nel rispettare le interfacce e i requisiti di ogni unità, è possibile realizzare questa interscambiabilità abbastanza agevolmente. Dal punto di vista software, un'applicazione è caratterizzata da parti interscambiabili se, sotto certe condizioni più o meno restrittive, è possibile sostituire ciascuna delle unità della macchina di Von Neumann (secondo la cui architettura stiamo supponendo sia costruita l'applicazione) senza pregiudicare il funzionamento fondamentale del programma. Ad esempio, si potrebbe voler rendere il programma portabile su diverse piattaforme: per fare questo non basta ricompilare il programma con un compilatore diverso, ma, ad esempio si potrà aver bisogno di sostituire l'unità di interfaccia grafica programmata con le librerie GTK, con un'altra programmata con le API di Windows, se lo scopo è quello di portare il programma da Linux a Windows. Oppure, si potrebbe voler scrivere una nuova versione del programma con una logica più efficiente, o con un sistema di gestione dei dati più efficiente. Ora, è ovvio che uno vuole svolgere queste modifiche nel modo più semplice e veloce possibile, in particolare senza dover riscrivere tutto il programma da zero, allo stesso modo in cui uno non vuole dover necessariamente sostituire tutto il computer solo per mettere un monitor diverso, o una scheda grafica diversa.<text:line-break/><text:line-break/>Il principio di interscambiabilità, ancorché parziale, richiede la modularizzazione del sistema. Il sistema deve, cioè, essere organizzato come un insieme di moduli a sé stanti, che comunicano tra di loro secondo interfacce particolari. In questo modo, è possibile sostituire un modulo con un altro, a patto che la sua interfaccia esterna resti invariata (così come si può sostituire un monitor a patto che quello nuovo abbia delle prese video adatte alla scheda grafica montata sul calcolatore). Una volta effettuata la sostituzione, il sistema potrà essere "montato", cioè i componenti potranno ancora comunicare tra loro, solo che ci sarà un nuovo modulo, che funzionerà probabilmente in maniera diversa.<text:line-break/><text:line-break/>Il principio di modularizzazione è tipicamente applicato a tutti i livelli della gerarchia del sistema: è modulare l'intera macchina di Von Neumann, ma lo sono anche ciascuno dei suoi moduli (nel senso che il modulo di elaborazione, ad esempio, è a sua volta costituito da diversi moduli sostituibili, che comunicano tramite un'opportuna interfaccia), e ciascuno dei sottomoduli dei vari moduli, eccetera.<text:line-break/><text:line-break/><text:line-break/>Per poter progettare un sistema modulare, è fondamentale saper associare ad ogni requisito il suo posto nella gerarchia. Se si individua un certo requisito per il programma, ad esempio il fatto di presentare all'utente una certa scelta iniziale, bisogna rendersi conto che questo requisito si trova ad un certo livello della gerarchia, ad esempio all'interno del modulo interfaccia. Questo significa non solo che l'implementazione di quel requisito dovrà essere di esclusiva competenza del modulo di interfaccia, ma anche che quel requisito è relativo: siccome il modulo di interfaccia è sostituibile, è possibile che quel requisito possa sparire nel momento in cui si sostituisce quel modulo di interfaccia con un altro che non implementa quel requisito.<text:line-break/><text:line-break/>I requisiti relativi ad ogni livello sono assoluti all'interno del loro livello. Ad esempio, se consideriamo il primo livello, quello dell'applicazione intera, i requisiti relativi a questa applicazione sono i requisiti che non devono cambiare anche quando si sostituiscono i moduli dell'applicazione. Ad esempio, se si sta progettando un'applicazione che deve fornire all'utente il risultato di un certo calcolo, l'applicazione deve continuare a fare questo anche se vengono sostituiti alcuni dei suoi moduli, non può cominciare a fare delle operazioni diverse, ad esempio passare dai calcoli matematici all'editing di immagini. I requisiti relativi ad un modulo, quelli, cioè, che possono cambiare se cambia il modulo, sono assoluti all'interno del modulo stesso. Questo perché quel modulo è ovviamente composto da altri moduli, i quali devono poter essere sostituibili, ma anche se vengono sostituiti la loro cooperazione deve continuare a soddisfare quel requisito interno a questo modulo, che è quindi assoluto dal punto di vista di tutti i sotto-moduli.<text:line-break/><text:line-break/><text:soft-page-break/>Se è chiara la distinzione tra requisiti assoluti e requisiti relativi, relativamente a ciascun modulo, nel momento in cui si deve progettare un modulo si conosce già perfettamente quali sono le caratteristiche indispensabili di questo modulo (i requisiti assoluti) per l'economia dei livelli superiori della gerarchia, e quali sono le caratteristiche che possono variare al variare dei sottomoduli che compongono questo modulo (i requisiti relativi). Il progettista del modulo, dunque, si può concentrare esclusivamente sulla progettazione di un modulo che raggiunga i requisiti assoluti, e lasciare ai progettisti dei sottomoduli il problema di occuparsi dell'implementazione dei requisiti relativi.<text:line-break/><text:line-break/>Ad esempio, se dobbiamo progettare un modulo che ha i requisiti assoluti R1, R2, ed R3, sappiamo che l'implementazione di un sistema che raggiunga questi requisiti deve essere modulare, cioè dovremo andare a prelevare dei sottomoduli costruiti da qualcun altro, e collegarli insieme in un modo opportuno, così da raggiungere R1, R2, ed R3. Naturalmente, esistono diverse combinazioni di diversi moduli che funzionano in maniera diversa, per raggiungere quei requisiti, e il lavoro del progettista è scegliere una di queste combinazioni ed implementarla. Dire che ciascun sottomodulo svolge una certa operazione, significa dire che ciascun sottomodulo ha i suoi obiettivi assoluti. Questi, però, dal punto di vista del modulo che stiamo progettando noi, sono relativi, perché per noi è possibile raggiungere R1, R2 ed R3 anche con una combinazione diversa di sottomoduli, ad esempio una combinazione che fa a meno di quel sottomodulo particolare,</text:p>
      <text:p text:style-name="Standard"><text:s/>e quindi dei suoi requisiti. Noi, dunque, non dobbiamo preoccuparci di come fa un sottomodulo a svolgere certe operazioni, ci basta sapere quali operazioni svolge, e come fare ad utilizzarle ai nostri scopi.<text:line-break/><text:line-break/>Il principio della modularizzazione porta dunque al principio dell'incapsulamento, o dell'information hiding, che indica che ogni modulo deve nascondere i dettagli della propria implementazione: il mondo esterno, relativamente a quel modulo, deve sapere solo che quel modulo esiste e che svolge le attività descritte dalla sua interfaccia. In questo modo, è possibile intervenire sul modulo, modificandolo, ad esempio per correggere degli errori o per migliorarne le prestazioni, senza che il resto della gerarchia del programma se ne debba minimamente preoccupare.<text:line-break/><text:line-break/><text:line-break/>Vediamo allora i dati che caratterizzano matrix. Si parla naturalmente dell'insieme delle tessere, caratterizzato da numero di dimensioni ed estensione delle medesime. Ora, seguendo il principio dell'incapsulamento, a livello di applicazione non ci deve interessare come fa il modulo dati ad implementare questa struttura dati, ma solo qual'è l'interfaccia tramite la quale essa è utilizzabile. In particolare, il modulo dati deve descrivere la matrice di tessere. Una tessera è caratterizzata da:<text:line-break/>- una posizione attuale<text:line-break/>- una posizione ordinata (che la distingue da tutte le altre)<text:line-break/><text:line-break/>Ora, era sorta una questione relativa alla necessità di inserire tra le informazioni della tessera la sua posizione ordinata o meno. La posizione ordinata riguarda il funzionamento del programma, quindi si potrebbe pensare che sia più legata alla parte logica. D'altro lato, se togliessimo la posizione ordinata di ogni tessera, diventerebbe un problema distinguerle le une dalle altre. Anche se questo si potrebbe in certi casi risolvere con soluzioni implementative particolari (ogni oggetto tessera avrà una sua locazione di memoria univoca) questo non è detto che si applicabile con tutti i linguaggi, e comunque, cosa più importante, non è argomento di cui dobbiamo preoccuparci a questo livello di progettazione. Ora, la questione sulla posizione ordinata è questa: l'idea di rimuovere la posizione ordinata dal modulo dati nasce dal desiderio di creare un'astrazione il più possibile generica e riutilizzabile anche in altri programmi (che potrebbero non essere interessati ad una "posizione ordinata") di questa struttura dati. Ancora una volta, però, questo ragionamento esula dagli obiettivi di questo livello di progettazione. Bisogna definire chiaramente cosa distingue il modulo dati dal modulo logico. Il modulo logico è come la CPU: si occupa di eseguire le operazioni, e i suoi dati <text:soft-page-break/>sono come i registri, piccoli, che contengono informazioni di servizio, tipicamente invisibili all'esterno del modulo. Il modulo dati, invece, contiene tutte le informazioni che descrivono il programma. La posizione ordinata non è evidentemente un'informazione di servizio, riservata alla parte logica, e sconosciuta dal mondo esterno: è, anzi, un'informazione fondamentale, senza la quale il programma non può funzionare. D'altro lato, il desiderio di creare una struttura dati generica e riutilizzabile (senza la posizione ordinata), può ancora essere soddisfatto, ma se ne devono occupare i progettisti del modulo dati, quelli che decideranno la sua ulteriore sottomodularizzazione. Si pensava di usare il criterio della sostituzione dei moduli per decidere se la posizione ordinata era un dato del modulo dati o del modulo logico. In particolare, ci si chiedeva cosa sarebbe successo se si fosse sostituito il modulo dati o il modulo logico. In realtà, questo criterio serve a stabilire se un requisito è assoluto o relativo, e non a quale modulo appartiene un requisito (relativo). Usando questo criterio, scopriamo che la posizione ordinata è un criterio assoluto, perché in qualunque modulo si pensi di inserirla, togliendo quel modulo il programma non può più funzionare. Essa è dunque un'informazione vitale per il significato del programma, e in quanto tale va collocata nel modulo dati.<text:line-break/><text:line-break/>Le operazioni richieste sono:<text:line-break/>- costruire la matrice di tessere dato il numero di dimensioni e la loro estensione<text:line-break/>- ottenere una tessera della matrice data la sua posizione attuale<text:line-break/>- ottenere una tessera dalla matrice data la sua posizione ordinata<text:line-break/><text:line-break/>Ora, c'è un altro problema, il programma richiede che gli spostamenti delle tessere possano avvenire solo secondo regole precise, in particolare che la posizione attuale di una tessera possa essere solo sostituita con la posizione attuale di un'altra tessera, che, tra l'altro, non è nemmeno una tessera a caso, ma è una tessera ben precisa, quella che identifica la posizione vuota. La questione è se sia il caso di richiedere che questo comportamento sia incapsulato nel modulo dati, oppure se si preferisca che sia il modulo logico ad preoccuparsene. Siccome il modulo dati deve descrivere i dati concettuali del programma, e non dei dati generici astratti, è preferibile che il modulo dati di questo programma descriva in tutto e per tutto i dati di questo programma. Nella fattispecie, i dati di questo programma sono un insieme di tessere che possono essere spostate solo in un modo predefinito. Per questo, il modulo dati conterrà anche:<text:line-break/><text:line-break/>- scambiare una tessera con la posizione vuota (se possibile)<text:line-break/>- ottenere la posizione vuota<text:line-break/><text:line-break/>Abbiamo poi il problema dell'ordinamento casuale iniziale delle posizioni attuali. E' un'operazione di cui dovrebbe preoccuparsi la parte logica o la parte dati? Il rischio è che, spostando tutte le operazioni sui dati nella parte dati, la parte logica non faccia più nulla. La parte logica deve utilizzare i dati messi a disposizione della parte dati per svolgere le funzioni richieste al programma. Ora, mentre lo spostamento di una tessera doveva essere regolato dal modulo dati, altrimenti uno avrebbe potuto ordinare al modulo dati di scambiare una tessera con un'altra a caso, anziché con lo spazio vuoto, l'ordinamento casuale non è un vincolo delle regole del gioco, cioè non è una caratteristica della struttura dati in sé, bensì è un'attività che fa parte dello svolgimento del programma. Se si facesse a meno di questa attività, non verrebbe meno la definizione della struttura dati, semplicemente non ci sarebbe una distribuzione di tessere ordinate all'inizio. Questo ci porta a ripensare all'operazione di scambio definita in precedenza. E' vero che la struttura dati deve forzare la propria definizione, impedendo, cioè, che qualcuno la usi in maniera inappropiata, e nella fattispecie impedendo che qualcuno scambi due tessere una delle quali non è la posizione vuota, ma è anche vero che anche l'operazione di scambio non è una caratteristica della struttura dati in sé, perché io posso fare a meno di scambiare e la struttura dati non perde la propria identità. Sarebbe meglio allora, che la struttura dati, piuttosto che farsi carico dell'operazione di spostamento, si limitasse ad impedire gli spostamenti inopportuni. Visto che ci siamo, aggiungiamo anche la <text:soft-page-break/>considerazione che finora abbiamo pensato allo spazio vuoto nella matrice come una tessera particolare, e così facendo abbiamo commesso l'errore di addentrarci in una scelta implementativa. Dal nostro punto di vista, a questo livello di progettazione, lo spazio vuoto non è una tessera, ma qualcosa di diverso, uno spazio in cui può essere messa una tessera adiacente. La funzionalità che deve mettere a disposizione la struttura dati per garantire la preservazione della propria identità è, allora, lo spostamento (o il tentativo di spostamento) di una tessera nelle varie direzioni possibili:<text:line-break/><text:line-break/>- (tentare di) spostare una tessera in una posizione adiacente. Indica anche se lo spostamento ha avuto successo.<text:line-break/>- ottenere la posizione dello spazio vuoto<text:line-break/><text:line-break/>Un altro problema è il fatto che, con questa interfaccia, è impossibile ordinare in maniera casuale le tessere all'inizio della partita, perché non c'è nessuna funzione che consente di scrivere direttamente la posizione attuale delle tessere (né dovrebbe esserci). La funzione di costruzione della struttura dati dovrebbe allora prendere come input una lista di posizioni iniziali "disordinate", scelte dal modulo logico.<text:line-break/><text:line-break/>Il modulo dati avrà allora la seguente interfaccia:<text:line-break/>- costruisci una nuova matrice date le dimensioni e le posizioni attuali iniziali<text:line-break/>- ritorna la posizione ordinata di una tessera data la sua posizione attuale<text:line-break/>- ritorna la posizione attuale di una tessera data la sua posizione ordinata<text:line-break/>- tenta di spostare una tessera nella posizione adiacente indicata, e avvisa se non è possibile<text:line-break/><text:line-break/>Non deve essere possibile accedere ai campi dati della tessera in maniera diversa dalle funzioni predisposte.<text:line-break/><text:line-break/>Altre questioni che emergono sono innanzitutto il fatto che la funzione di costruzione della matrice risulta troppo generica e scomoda, nel senso che è scomodo fornire un'intera lista di posizioni attuali iniziali per creare la matrice. Sarebbe più sensato un servizio che aggiunge una tessera alla struttura. Tuttavia, ai fini di questo programma questa struttura dati non serve che sia ampliabile, perché una volta scelte le sue dimensioni, tutta la partita è svolta mantenendo quelle dimensioni fissate. Allora si potrebbe usare un servizio di creazione di una matrice vuota delle dimensioni date, e un servizio di aggiunta di una tessera, data la posizione attuale iniziale. La tessera dovrà essere aggiunta secondo un pattern preciso (ad esempio, per righe) non modificabile. La struttura dati, però, dovrà avvisare in qualche modo l'utilizzatore se non c'è più spazio per inserire nuove tessere per evitare usi impropri della struttura, e analogamente se ne sono state inserite troppo poche (a meno che non si voglia consentire all'utente di giocare con più di uno spazio vuoto. Si potrebbe imporre che ci siano almeno due tessere nella struttura per iniziare il gioco. Questa, però, deve essere</text:p>
      <text:p text:style-name="Standard"><text:s/>una caratteristica interna all'unità dati o all'unità logica? E' un problema analogo a quello dello spostamento delle tessere.<text:line-break/><text:line-break/>Ciò che viene fuori dal modulo dati è un'interfaccia che sia funzionale all'uso che di esso devono fare l'unità logica e l'unità interfaccia. Proviamo a pensare a cosa deve fare l'unità logica. L'unità logica vuole costruire una matrice di tessere, indicando che tessera si trova in ogni posizione all'inizio della partita. L'unità logica vuole poter spostare una tessera in uno spazio vuoto adiacente. L'unità logica vuole poter controllare, per ogni tessera, se posizione attuale e posizione ordinata coincidono.<text:line-break/><text:line-break/>Per la prima funzionalità, appare evidente che l'unità logica non vuole preoccuparsi di aggiungere una tessera alla volta, casomai vuole poter scrivere la posizione attuale iniziale di ogni tessera, cioè spostare le tessere in una configurazione personalizzata. Allora il servizio di aggiunta delle tessere <text:soft-page-break/>non è molto utile: sarebbe meglio un servizio che crea una struttura con il giusto numero di tessere, ordinate in maniera predefinita, e poi un altro servizio di spostamento delle tessere. Questo "spostamento" in realtà è uno scambio, perché in ogni posizione non ci può essere più di una tessera. Il problema è che un'estensione del programma che supporti il gioco con più di uno spazio vuoto non è immediata, perché il servizio di creazione di una matrice dà per scontato che ci sia un solo spazio vuoto. Si potrebbe allora passare il numero di tessere da inserire nella matrice iniziale come argomento al servizio di costruzione, ma questa sembra una soluzione sbagliata, perché è una risposta ad un problema diretto che è stato riscontrato: quando in futuro si riscontreranno altri problemi analoghi si vorrà modificare di nuovo l'interfaccia? L'idea è di costruire un'interfaccia che possa adattarsi ad un gran numero di problemi diversi. Dobbiamo adattarci al problema di giocare con più di uno spazio vuoto senza modificare la struttura direttamente con quel problema in mente. Una soluzione potrebbe essere che la parte logica decida quante tessere includere nella matrice, e quindi tornerebbe fuori il servizio di aggiunta di una tessera.<text:line-break/><text:line-break/>Ripensiamo però al servizio logico di creazione di una configurazione iniziale casuale. Dobbiamo far sì che questo servizio non sia concettualmente troppo complesso. In realtà decidere le funzioni della parte dati sulla base delle esigenze del funzionamento della parte logica, significa pretendere di avere già deciso l'implementazione della parte logica, e questo è un errore. Noi non abbiamo la più pallida idea di come farà la parte logica a determinare una configurazione iniziale casuale. Sappiamo solo che questo servizio logico determina una configurazione iniziale casuale, e deve "scriverla" nella struttura dati. Innanzitutto, cos'è una configurazione di tessere? Questo è un concetto di interfaccia tra parte logica e parte dati, nel senso che questi due moduli devono potersi comprendere quando usano questo concetto.<text:line-break/><text:line-break/><text:line-break/>Vediamo a questo punto l'interfaccia dell'unità logica. Se l'unità dati è definita dai dati che contiene, e più in particolare dall'identità dei dati che descrive, cioè il loro significato e le loro caratteristiche, l'unità logica è definita dalle attività che deve portare a termine il programma. Ora, la relazione tra unità interfaccia, unità logica e unità dati è la seguente:<text:line-break/><text:line-break/><text:tab/>Unità Interfaccia<text:tab/><text:tab/><text:tab/>&lt; <text:s/>-- <text:s/>&gt;<text:tab/><text:tab/><text:tab/>Unità Dati<text:tab/><text:tab/><text:tab/>&lt; <text:s/>-- <text:s/>&gt;<text:tab/><text:tab/><text:tab/>Unità Logica<text:line-break/><text:line-break/>L'analogia con le unità hardware è evidente: le unità di I/O comunicano con la RAM, che a sua volta comunica con il processore, ma le unità di I/O non possono comunicare direttamente con il processore. Questo vale sia se le informazioni trasmesse sono dati da consumare, sia se esse sono comandi che si richiede all'unità logica di eseguire. Allora l'unità dati deve contenere non solo le strutture dati che descrivono i dati necessari allo svolgimento logico del programma, ma anche delle strutture dati che memorizzino le istruzioni che l'unità logica deve eseguire.<text:line-break/><text:line-break/>Cerchiamo, innanzitutto, di capire quali sono le attività che deve svolgere l'unità logica, ricordandoci che essa non comunica direttamente con l'utente, e quindi la sua struttura non deve essere ottimizzata all'interazione con l'utente. L'unità logica utilizza l'unità dati per leggere e scrivere dati e istruzioni, analogamente al processore con la RAM. Dobbiamo allora definire quali istruzioni debba essere in grado di eseguire la parte logica:<text:line-break/>- generazione di una configurazione iniziale di tessere casuale<text:line-break/>- spostamento di una tessera nella direzione indicata<text:line-break/>- controllo delle condizioni di vittoria<text:line-break/>- gestione delle partite salvate (salvataggio, ripristino, gestione lista)<text:line-break/><text:line-break/><text:line-break/>Vediamo ora le caratteristiche di una semplice interfaccia utente da riga di comando. Questa <text:soft-page-break/>interfaccia interagirà con l'utente tramite comandi appositi da fornire ad un prompt di comando. I comandi sono i seguenti:<text:line-break/>- "n": nuova partita (si può usare in qualunque momento, se una partita è già iniziata e non salvata, chiede se salvare)<text:line-break/>- "r": genera una nuova configurazione casuale di tessere (si può usare in qualunque momento, se una partita è già iniziata, chiede conferma)<text:line-break/>- "q": esci dal gioco (si può usare in qualunque momento, se una partita è già iniziata e non salvata, chiede se salvare)<text:line-break/>- "s": salva la partita (si può usare dopo che una partita è iniziata)<text:line-break/>- "l": carica una partita salvata (se una partita è già iniziata e non salvata, chiede se salvare)<text:line-break/>- "t": seleziona una tessera<text:line-break/>- "m": sposta la tessera selezionata<text:line-break/>Nella modalità browser l'utente può gestire la sua lista di partite salvate coi seguenti comandi:<text:line-break/>- "l": carica la partita selezionata<text:line-break/>- "d": elimina la partita selezionata (chiede conferma)<text:line-break/><text:line-break/><text:line-break/>Ora, per collegare le tre parti bisogna definire le giuste interfacce. Partiamo dalla parte logica, che definisce cosa sa fare il programma. Quando nella logica si parla di matrice di tessere, si intende una cosa diversa da quella che si intende quando si parla di matrice di tessere nei dati o nell'interfaccia. Nella logica la matrice di tessere è un qualche identificativo al quale è associato un insieme di funzioni che consentono di leggere e modificare la matrice. Nei dati, la matrice di tessere sarà una struttura dati di cui si conosce l'implementazione nei dettagli, e nell'interfaccia sarà ancora un identificatore al quale sono associate delle funzioni che lavorano in modo misterioso. Queste tre cose possono essere anche molto diverse tra loro, visto che i tre moduli possono essere implementati in diversi linguaggi di programmazione (e anche i sottomoduli volendo).<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e Zamuner</meta:initial-creator>
    <meta:creation-date>2011-04-18T14:56:56.99</meta:creation-date>
    <meta:document-statistic meta:table-count="0" meta:image-count="0" meta:object-count="0" meta:page-count="7" meta:paragraph-count="3" meta:word-count="4048" meta:character-count="26459"/>
    <dc:date>2011-04-18T15:00:52.07</dc:date>
    <dc:creator>Michele Zamuner</dc:creator>
    <meta:editing-duration>PT00H03M55S</meta:editing-duration>
    <meta:editing-cycles>1</meta:editing-cycles>
    <meta:generator>OpenOffice.org/3.2$Win32 OpenOffice.org_project/320m18$Build-9502</meta:generator>
  </office:meta>
</office:document-meta>
</file>